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krit 2003" fo:font-size="13pt" officeooo:paragraph-rsid="000b6d5f" style:font-size-asian="13pt" style:font-name-complex="Sanskrit 2003" style:font-size-complex="13pt"/>
    </style:style>
    <style:style style:name="P2" style:family="paragraph" style:parent-style-name="Text_20_body">
      <style:paragraph-properties fo:text-align="center" style:justify-single-word="false"/>
      <style:text-properties style:font-name="Sanskrit 2003" fo:font-size="13pt" officeooo:paragraph-rsid="000b6d5f" style:font-size-asian="13pt" style:font-name-complex="Sanskrit 2003" style:font-size-complex="13pt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0b6d5f" style:font-size-asian="13pt" style:font-weight-asian="bold" style:font-name-complex="Sanskrit 2003" style:font-size-complex="13pt" style:font-weight-complex="bold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b6d5f" style:font-size-asian="13pt" style:font-name-complex="Sanskrit 2003" style:font-size-complex="13pt"/>
    </style:style>
    <style:style style:name="P5" style:family="paragraph" style:parent-style-name="Footnote">
      <style:text-properties officeooo:rsid="04b9d797" officeooo:paragraph-rsid="04b9d797"/>
    </style:style>
    <style:style style:name="T1" style:family="text">
      <style:text-properties officeooo:rsid="04b95b1f"/>
    </style:style>
    <style:style style:name="T2" style:family="text">
      <style:text-properties officeooo:rsid="04b999d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4b9d797" style:font-weight-asian="bold" style:font-weight-complex="bold"/>
    </style:style>
    <style:style style:name="T5" style:family="text">
      <style:text-properties fo:font-weight="bold" officeooo:rsid="04b82988" style:font-weight-asian="bold" style:font-weight-complex="bold"/>
    </style:style>
    <style:style style:name="T6" style:family="text">
      <style:text-properties officeooo:rsid="04b82988"/>
    </style:style>
    <style:style style:name="T7" style:family="text">
      <style:text-properties officeooo:rsid="04b9d797"/>
    </style:style>
    <style:style style:name="T8" style:family="text">
      <style:text-properties officeooo:rsid="04bb8bff"/>
    </style:style>
    <style:style style:name="T9" style:family="text">
      <style:text-properties officeooo:rsid="04bc3e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अथ षट्चत्वारिंशोऽध्यायः । </text:p>
      <text:p text:style-name="P4"><text:span text:style-name="T3">शालग्रामादिमू</text:span><text:span text:style-name="T4">र्ति</text:span><text:span text:style-name="T3">लक्षणकथन</text:span><text:span text:style-name="T5">म्</text:span><text:line-break/><text:span text:style-name="T6">हयग्रीव उवाच</text:span> -<text:line-break/>शालग्रामादिमू<text:span text:style-name="T7">र्ते</text:span>श्च वक्ष्ये<text:span text:style-name="T7">ऽ</text:span>हं भुक्तिमुक्तिदाः । <text:line-break/><text:note text:id="ftn389" text:note-class="footnote"><text:note-citation>1</text:note-citation><text:note-body><text:p text:style-name="P5">वासुदेवोऽसितो</text:p></text:note-body></text:note>वासुदेव<text:span text:style-name="T7">ः </text:span>सित<text:span text:style-name="T7">ो</text:span> द्वार<text:span text:style-name="T7">ि</text:span><text:span text:style-name="T7"><text:note text:id="ftn390" text:note-class="footnote"><text:note-citation>2</text:note-citation><text:note-body><text:p text:style-name="P5">द्वारे</text:p></text:note-body></text:note></text:span> शिलालग्नद्विचक्रकः ॥१<text:span text:style-name="T1">॥</text:span> <text:line-break/>ज्ञेयः सङ्कर्षणो लग्नद्विचक्रो रक्त उत्तमः । <text:line-break/>सूक्ष्मचक्रो <text:note text:id="ftn391" text:note-class="footnote"><text:note-citation>3</text:note-citation><text:note-body><text:p text:style-name="P5">रक्तच्छिद्रः</text:p></text:note-body></text:note>बहुच्छिद्रः प्रद्युम्नो नीलदी<text:span text:style-name="T7">र्घकः</text:span>॥२<text:span text:style-name="T1">॥</text:span> <text:line-break/>पीतो<text:span text:style-name="T7">ऽ</text:span>निरुद्धः पद्मा<text:span text:style-name="T7">ङ्को</text:span> व<text:span text:style-name="T7">र्तु</text:span>लो द्वित्रिरेखवान् । <text:line-break/>कृष्णो नारायणो नाभ्युन्नतः <text:note text:id="ftn392" text:note-class="footnote"><text:note-citation>4</text:note-citation><text:note-body><text:p text:style-name="P5">शिशिर</text:p></text:note-body></text:note><text:span text:style-name="T7">सु</text:span>षिरदीर्घवान् ॥३<text:span text:style-name="T1">॥</text:span> <text:line-break/>परमेष्ठ<text:span text:style-name="T8">ी</text:span> साब्जचक्रः पृष्ठच्छिद्रश्च <text:span text:style-name="T8">बि</text:span>न्दुमान् । <text:s/><text:line-break/>स्थूलचक्रोऽसितो विष्णु<text:span text:style-name="T8">र्म</text:span>ध्ये रेखा गदाकृतिः ॥४<text:span text:style-name="T1">॥</text:span> <text:line-break/>नृसिंहः कपिलः स्थूल<text:span text:style-name="T9">च</text:span>क्रः स्यात्पञ्च<text:span text:style-name="T9">बि</text:span>न्दुकः । <text:s/><text:line-break/>वराहः शक्तिलिङ्गः स्या<text:span text:style-name="T9">त्त</text:span>च्चक्रौ विषमौ <text:span text:style-name="T9">स्मृ</text:span>तौ ॥५<text:span text:style-name="T1">॥</text:span> <text:line-break/>इन्द्रनीलनिभः स्थूलस्त्रिरेखालाञ्छितः शुभः । <text:s/><text:line-break/>कूर्मस्तथोन्नतः पृष्ठे व<text:span text:style-name="T9">र्तु</text:span>लाव<text:span text:style-name="T9">र्त</text:span>कोऽसितः ॥६<text:span text:style-name="T1">॥</text:span> <text:line-break/>हयग्रीवो<text:span text:style-name="T9">ऽ</text:span>ङ्कुशावाररेखो नीलः स<text:span text:style-name="T9">बि</text:span>न्दुकः । <text:s/></text:p>
      <text:p text:style-name="P2">वैकुण्ठ एकचक्रोऽब्जी मणिभः पुच्छरेखकः ॥७<text:span text:style-name="T1">॥</text:span> <text:line-break/>मत्स्यो दीर्घस्त्रि<text:span text:style-name="T9">बि</text:span>न्दुः स्यात्काचवर्णस्तु पूरितः । <text:line-break/>श्रीधरो वनमालाङ्कः प<text:span text:style-name="T9">ञ्च</text:span>रेखस्तु व<text:span text:style-name="T9">र्तु</text:span>लः ॥८<text:span text:style-name="T1">॥</text:span> <text:line-break/>वामनो व<text:span text:style-name="T9">र्तु</text:span>लश्चातिह्रस्वो नीलः स<text:span text:style-name="T9">बि</text:span>न्दुकः । <text:line-break/><text:soft-page-break/>श्यामस्त्रिविक्रमो दक्षरेखो वामेन <text:span text:style-name="T9">रिक्तकः</text:span> ॥९<text:span text:style-name="T1">॥</text:span> <text:line-break/>अनन्तो नागभोगा<text:span text:style-name="T9">ङ्को</text:span> नैकाभो नैकमू<text:span text:style-name="T9">र्ति</text:span>मान् । <text:line-break/>स्थूलो दामोदरो मध्यचक्रो<text:span text:style-name="T9">ऽधः </text:span>सूक्ष्म<text:span text:style-name="T9">बि</text:span>न्दुकः ॥१०<text:span text:style-name="T1">॥</text:span> <text:line-break/>सुदर्शनस्त्वेकचक्रो लक्ष्मीनारायणो द्वयात् ।<text:line-break/>त्रिचक्रश्चाच्युतो देवस्त्रिचक्रो वा त्रिविक्रमः ॥११<text:span text:style-name="T1">॥</text:span> <text:line-break/>जना<text:span text:style-name="T9">र्द</text:span>नश्चतुश्चक्रो वासुदेवश्च पञ्चभिः । <text:line-break/>ष<text:span text:style-name="T9">ट्च</text:span>क्रश्चैव प्रद्युम्नः सङ्कर्षण<text:span text:style-name="T9">श्च</text:span> सप्तभिः ॥१२<text:span text:style-name="T1">॥</text:span> <text:line-break/>दशावतारो दशभि<text:span text:style-name="T9">र्द</text:span>शैकेनानिरुद्धकः ।<text:line-break/>द्वादशात्मा द्वादशभिरत ऊ<text:span text:style-name="T9">र्ध्व</text:span>मनन्तकः ॥ १३॥ </text:p>
      <text:p text:style-name="Text_20_body">इत्यादिमहापुराणे आग्नेये शालग्रामादिमू<text:span text:style-name="T1">्र्ति</text:span>लक्षणं नाम ष<text:span text:style-name="T2">ट्‌च</text:span>त्वारिंशो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center" style:justify-single-word="false"/>
      <style:text-properties style:font-name="Sanskrit 2003" fo:font-family="'Sanskrit 2003'" style:font-family-generic="swiss" style:font-pitch="variable" fo:font-size="13pt" style:font-size-asian="13pt" style:font-name-complex="Sanskrit 2003" style:font-family-complex="'Sanskrit 2003'" style:font-family-generic-complex="swiss" style:font-pitch-complex="variable" style:font-size-complex="13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7:07:36.042648410</meta:creation-date>
    <dc:date>2017-05-04T17:08:33.819208276</dc:date>
    <meta:editing-duration>PT58S</meta:editing-duration>
    <meta:editing-cycles>1</meta:editing-cycles>
    <meta:document-statistic meta:table-count="0" meta:image-count="0" meta:object-count="0" meta:page-count="2" meta:paragraph-count="8" meta:word-count="140" meta:character-count="731" meta:non-whitespace-character-count="570"/>
    <meta:generator>LibreOffice/5.1.6.2$Linux_X86_64 LibreOffice_project/10m0$Build-2</meta:generator>
  </office:meta>
</office:document-meta>
</file>